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4673" officeooo:paragraph-rsid="00144673"/>
    </style:style>
    <style:style style:name="P2" style:family="paragraph" style:parent-style-name="Standard">
      <style:text-properties officeooo:paragraph-rsid="00158161"/>
    </style:style>
    <style:style style:name="P3" style:family="paragraph" style:parent-style-name="Standard">
      <style:text-properties officeooo:rsid="001659e7" officeooo:paragraph-rsid="001659e7"/>
    </style:style>
    <style:style style:name="P4" style:family="paragraph" style:parent-style-name="Standard">
      <style:text-properties officeooo:rsid="0016b014" officeooo:paragraph-rsid="0016b014"/>
    </style:style>
    <style:style style:name="P5" style:family="paragraph" style:parent-style-name="Standard">
      <style:text-properties fo:font-weight="bold" officeooo:rsid="001659e7" officeooo:paragraph-rsid="001659e7" style:font-weight-asian="bold" style:font-weight-complex="bold"/>
    </style:style>
    <style:style style:name="P6" style:family="paragraph" style:parent-style-name="Standard">
      <style:text-properties fo:font-weight="bold" officeooo:paragraph-rsid="001659e7" style:font-weight-asian="bold" style:font-weight-complex="bold"/>
    </style:style>
    <style:style style:name="P7" style:family="paragraph" style:parent-style-name="Standard">
      <style:text-properties fo:font-weight="bold" officeooo:rsid="0016b014" officeooo:paragraph-rsid="0016b014" style:font-weight-asian="bold" style:font-weight-complex="bold"/>
    </style:style>
    <style:style style:name="P8" style:family="paragraph" style:parent-style-name="Standard">
      <style:text-properties fo:font-weight="normal" officeooo:rsid="0017c6e3" officeooo:paragraph-rsid="0017c6e3" style:font-weight-asian="normal" style:font-weight-complex="normal"/>
    </style:style>
    <style:style style:name="P9" style:family="paragraph" style:parent-style-name="Standard">
      <style:text-properties officeooo:rsid="00144673" officeooo:paragraph-rsid="00144673"/>
    </style:style>
    <style:style style:name="P10" style:family="paragraph" style:parent-style-name="Standard">
      <style:text-properties fo:font-size="16pt" officeooo:rsid="00185356" officeooo:paragraph-rsid="00185356" style:font-size-asian="14pt" style:font-size-complex="16pt"/>
    </style:style>
    <style:style style:name="P11" style:family="paragraph" style:parent-style-name="Standard">
      <style:text-properties fo:font-size="12pt" officeooo:rsid="00185356" officeooo:paragraph-rsid="00185356" style:font-size-asian="10.5pt" style:font-size-complex="12pt"/>
    </style:style>
    <style:style style:name="P12" style:family="paragraph" style:parent-style-name="Standard">
      <style:text-properties fo:font-weight="normal" officeooo:rsid="0017c6e3" officeooo:paragraph-rsid="0017c6e3" style:font-weight-asian="normal" style:font-weight-complex="normal"/>
    </style:style>
    <style:style style:name="P13" style:family="paragraph" style:parent-style-name="Standard">
      <style:text-properties fo:font-weight="normal" officeooo:rsid="0017c6e3" officeooo:paragraph-rsid="0019df9f" style:font-weight-asian="normal" style:font-weight-complex="normal"/>
    </style:style>
    <style:style style:name="P14" style:family="paragraph" style:parent-style-name="Standard">
      <style:text-properties fo:font-weight="normal" officeooo:rsid="001c6245" officeooo:paragraph-rsid="001c6245" style:font-weight-asian="normal" style:font-weight-complex="normal"/>
    </style:style>
    <style:style style:name="T1" style:family="text">
      <style:text-properties officeooo:rsid="00158161"/>
    </style:style>
    <style:style style:name="T2" style:family="text">
      <style:text-properties officeooo:rsid="0016b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utoriel 1: Mise a jour sur les commandes Linux</text:p>
      <text:p text:style-name="P11">Reponses au pdf: Operating System And Programming</text:p>
      <text:p text:style-name="P11">Workshop Sheet</text:p>
      <text:p text:style-name="P1"/>
      <text:p text:style-name="P1">Id / groups / pwd / ls</text:p>
      <text:p text:style-name="P1"/>
      <text:p text:style-name="P1">uname -r</text:p>
      <text:p text:style-name="P1"/>
      <text:p text:style-name="P1"><text:s text:c="7"/>-r, --kernel-release</text:p>
      <text:p text:style-name="P1"><text:s text:c="14"/>print the kernel release</text:p>
      <text:p text:style-name="P1"/>
      <text:p text:style-name="P1">uname -m</text:p>
      <text:p text:style-name="P1"/>
      <text:p text:style-name="P1"><text:s text:c="7"/>-m, --machine</text:p>
      <text:p text:style-name="P1"><text:s text:c="14"/>print the machine hardware name</text:p>
      <text:p text:style-name="P1"/>
      <text:p text:style-name="P1"/>
      <text:p text:style-name="P2"><text:span text:style-name="T1">CTRL D </text:span>tells the terminal that it should register a EOF on standard input, which bash interprets as a desire to exit.</text:p>
      <text:p text:style-name="P2"/>
      <text:p text:style-name="P2">Use the ​ ls ​ command to list the files in this directory, use ​ ls -ls ​ or ​ ll t ​ o have a bit more</text:p>
      <text:p text:style-name="P2">details. Explain what each column means.</text:p>
      <text:p text:style-name="P2"/>
      <text:p text:style-name="P2">76012 -rwxrwxr-x <text:s/>1 thomas thomas <text:s/>77832722 mars <text:s/>23 19:47 <text:s/>UnityHub.AppImage</text:p>
      <text:p text:style-name="P2"><text:s text:c="5"/>4 drwxr-xr-x <text:s/>2 thomas thomas <text:s text:c="5"/>4096 août <text:s/>26 18:16 <text:s/>Videos</text:p>
      <text:p text:style-name="P2"><text:s text:c="5"/>4 drwxr-xr-x <text:s/>5 thomas thomas <text:s text:c="5"/>4096 avril 26 07:16 <text:s/>xarm_ws</text:p>
      <text:p text:style-name="P2"/>
      <text:p text:style-name="P3">PID | ACCESS PERMISSIONS | <text:span text:style-name="T2">SPACE ALLOCATION | OWNER | PERMISSIONS ...</text:span></text:p>
      <text:p text:style-name="P3"/>
      <text:p text:style-name="P6">Input ​ cd /​ to change directory to the ​ / ​ directory. This is the root of the file system. list</text:p>
      <text:p text:style-name="P6">the files in it.</text:p>
      <text:p text:style-name="P3"/>
      <text:p text:style-name="P3">thomas@pilot:/$ ls</text:p>
      <text:p text:style-name="P3">bin <text:s text:c="7"/>dev <text:s text:c="8"/>initrd.img.old <text:s/>lost+found <text:s/>proc <text:s/>snap <text:s/>usr</text:p>
      <text:p text:style-name="P3">boot <text:s text:c="6"/>etc <text:s text:c="8"/>lib <text:s text:c="12"/>media <text:s text:c="6"/>root <text:s/>srv <text:s text:c="2"/>var</text:p>
      <text:p text:style-name="P3">botuto_ws <text:s/>home <text:s text:c="7"/>lib32 <text:s text:c="10"/>mnt <text:s text:c="8"/>run <text:s text:c="2"/>sys <text:s text:c="2"/>vmlinuz</text:p>
      <text:p text:style-name="P3">cdrom <text:s text:c="5"/>initrd.img <text:s/>lib64 <text:s text:c="10"/>opt <text:s text:c="8"/>sbin <text:s/>tmp <text:s text:c="2"/>vmlinuz.old</text:p>
      <text:p text:style-name="P3"/>
      <text:p text:style-name="P5"/>
      <text:p text:style-name="P5">Try to use ​ cd ..​ in</text:p>
      <text:p text:style-name="P5">different folders. What happens ?</text:p>
      <text:p text:style-name="P3"/>
      <text:p text:style-name="P4">Move up one folder.</text:p>
      <text:p text:style-name="P4"/>
      <text:p text:style-name="P4"/>
      <text:p text:style-name="P7">Identify the PATH variable. Or use a pipe to the ​ grep ​ command to search for the</text:p>
      <text:p text:style-name="P7">“PATH” text:</text:p>
      <text:p text:style-name="P4"/>
      <text:p text:style-name="P4">thomas@pilot:/$ env | grep "PATH"</text:p>
      <text:p text:style-name="P4"/>
      <text:p text:style-name="P4"><text:soft-page-break/>PATH=/opt/ros/melodic/bin:/home/thomas/.sdkman/candidates/java/current/bin:/home/thomas/.sdkman/candidates/gradle/current/bin:/home/thomas/.local/bin:/usr/local/sbin:/usr/local/bin:/usr/sbin:/usr/bin:/sbin:/bin:/usr/games:/usr/local/games:/snap/bin</text:p>
      <text:p text:style-name="P4"/>
      <text:p text:style-name="P7">The PATH env variable is made of path separated by a :. List the files in some of these</text:p>
      <text:p text:style-name="P7">paths. What do you notice ?</text:p>
      <text:p text:style-name="P8">Bin files!</text:p>
      <text:p text:style-name="P8"/>
      <text:p text:style-name="P8">thomas@pilot:/$ ls /etc | grep sysctl</text:p>
      <text:p text:style-name="P8">sysctl.conf</text:p>
      <text:p text:style-name="P8">sysctl.d</text:p>
      <text:p text:style-name="P8"/>
      <text:p text:style-name="P8">Use the ​ ls ​ and grep command with a pipe to find a file in /etc that contains</text:p>
      <text:p text:style-name="P8">the word “sysctl”</text:p>
      <text:p text:style-name="P8"/>
      <text:p text:style-name="P8">● Use the command ​ cat ​ to display the content of the /etc/sysctl.conf file.</text:p>
      <text:p text:style-name="P8"/>
      <text:p text:style-name="P8"/>
      <text:p text:style-name="P8">● Use the ​ more​ command on the same file. Use the ​ less ​ command. What are the</text:p>
      <text:p text:style-name="P8">differences ?</text:p>
      <text:p text:style-name="P8"/>
      <text:p text:style-name="P8"/>
      <text:p text:style-name="P8">/proc/[pid]/maps</text:p>
      <text:p text:style-name="P8"><text:s text:c="14"/>A <text:s/>file <text:s/>containing <text:s/>the currently mapped memory regions</text:p>
      <text:p text:style-name="P8"><text:s text:c="14"/>and their access permissions. <text:s/>See mmap(2) for some fur‐</text:p>
      <text:p text:style-name="P8"><text:s text:c="14"/>ther information about memory mappings.</text:p>
      <text:p text:style-name="P8"/>
      <text:p text:style-name="P8">/proc/meminfo</text:p>
      <text:p text:style-name="P8"/>
      <text:p text:style-name="P8"><text:s text:c="14"/>Permission <text:s/>to <text:s/>access this file is governed by a ptrace</text:p>
      <text:p text:style-name="P8"><text:s text:c="14"/>access <text:s text:c="2"/>mode <text:s text:c="2"/>PTRACE_MODE_READ_FSCREDS <text:s text:c="2"/>check; <text:s text:c="3"/>see</text:p>
      <text:p text:style-name="P8"><text:s text:c="14"/>ptrace(2).</text:p>
      <text:p text:style-name="P8"/>
      <text:p text:style-name="P8"><text:s text:c="14"/>The format of the file is:</text:p>
      <text:p text:style-name="P8"/>
      <text:p text:style-name="P8"><text:s text:c="4"/>address <text:s text:c="10"/>perms offset <text:s/>dev <text:s text:c="2"/>inode <text:s text:c="6"/>pathname</text:p>
      <text:p text:style-name="P8"><text:s text:c="4"/>00400000-00452000 r-xp 00000000 08:02 173521 <text:s text:c="5"/>/usr/bin/dbus-daemon</text:p>
      <text:p text:style-name="P8">/proc/meminfo</text:p>
      <text:p text:style-name="P8"><text:s text:c="14"/>This <text:s/>file <text:s/>reports statistics about memory usage on the</text:p>
      <text:p text:style-name="P8"><text:s text:c="14"/>system.</text:p>
      <text:p text:style-name="P8"/>
      <text:p text:style-name="P8"/>
      <text:p text:style-name="P13">/proc/uptime <text:s text:c="7"/>/proc/uptime</text:p>
      <text:p text:style-name="P13"><text:s text:c="14"/>This file contains two numbers: the uptime of the system</text:p>
      <text:p text:style-name="P13"><text:s text:c="14"/>(seconds), and the amount of time spent in idle <text:s/>process</text:p>
      <text:p text:style-name="P13"><text:s text:c="14"/>(seconds).</text:p>
      <text:p text:style-name="P13">/proc/interrupts</text:p>
      <text:p text:style-name="P13"/>
      <text:p text:style-name="P14">Tous les CPUs sur l’ordi et le nombre d’interruptions qu’ils ont pre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1T15:06:48.441306791</meta:creation-date>
    <dc:date>2020-09-01T13:33:10.224392234</dc:date>
    <meta:editing-duration>PT5H46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2" meta:word-count="390" meta:character-count="3078" meta:non-whitespace-character-count="2158"/>
  </office:meta>
</office:document-meta>
</file>